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acbf3" officeooo:paragraph-rsid="001acbf3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d6637" officeooo:paragraph-rsid="001d663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e3c43" officeooo:paragraph-rsid="001e3c4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2217" officeooo:paragraph-rsid="001f2217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0d9ef" officeooo:paragraph-rsid="0020d9ef" style:font-size-asian="14pt" style:font-size-complex="14pt"/>
    </style:style>
    <style:style style:name="P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8" style:family="paragraph" style:parent-style-name="Heading_20_1">
      <style:paragraph-properties fo:line-height="150%"/>
      <style:text-properties style:font-name="Inter" fo:font-size="14pt" style:font-size-asian="14pt" style:font-size-complex="14pt"/>
    </style:style>
    <style:style style:name="P9" style:family="paragraph" style:parent-style-name="Heading_20_2">
      <style:paragraph-properties fo:line-height="150%"/>
      <style:text-properties style:font-name="Ubuntu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T1" style:family="text">
      <style:text-properties officeooo:rsid="001f577e"/>
    </style:style>
    <style:style style:name="T2" style:family="text">
      <style:text-properties fo:font-variant="normal" fo:text-transform="none" fo:color="#1b1b1b" loext:opacity="100%" style:font-name="Inter" fo:font-size="10.9499998092651pt" fo:letter-spacing="normal" fo:font-style="normal" fo:font-weight="normal"/>
    </style:style>
    <style:style style:name="T3" style:family="text">
      <style:text-properties fo:font-variant="normal" fo:text-transform="none" fo:color="#1b1b1b" loext:opacity="100%" style:font-name="Inter" fo:font-size="10.9499998092651pt" fo:font-style="normal" fo:font-weight="normal"/>
    </style:style>
    <style:style style:name="T4" style:family="text">
      <style:text-properties fo:font-variant="normal" fo:text-transform="none" fo:color="#1b1b1b" loext:opacity="100%" style:font-name="Inter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1b1b1b" loext:opacity="100%" fo:letter-spacing="normal"/>
    </style:style>
    <style:style style:name="T6" style:family="text">
      <style:text-properties fo:font-variant="normal" fo:text-transform="none" fo:color="#1b1b1b" loext:opacity="100%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Event Loop 01</text:h>
      <text:p text:style-name="P3">O event loop é importante pra entender como as tarefas são executadas no javascript</text:p>
      <text:p text:style-name="P3">em uma ordem pré-determinada de acordo com as prioridades das tarefas</text:p>
      <text:p text:style-name="P3"/>
      <text:p text:style-name="P3">caracteristicas pra entender event loop:</text:p>
      <text:p text:style-name="P4">single-threaded – apenas uma tarefa é executada por vez</text:p>
      <text:p text:style-name="P4">asynchronous – tarefa é executada quando é requisitada ou quando a stack esta vazia</text:p>
      <text:p text:style-name="P4">non-blocking – ações assincronas não são bloqueantes</text:p>
      <text:p text:style-name="P4">concurrent – maneira inteligente de executar as tarefas uma de cada vez</text:p>
      <text:p text:style-name="P4"/>
      <text:p text:style-name="P5">Ordem de execução das tarefas: </text:p>
      <text:p text:style-name="P5">tarefas (tasks) – são tarefas bloqueantes (qualquer que não seja assincrona)</text:p>
      <text:p text:style-name="P5"/>
      <text:p text:style-name="P5">micro tarefas (microtasks) – são assincronas</text:p>
      <text:p text:style-name="P5"/>
      <text:p text:style-name="P5">macro tarefas (macrotasks) - <text:span text:style-name="T1">setTimeout</text:span></text:p>
      <text:p text:style-name="P1"/>
      <text:p text:style-name="P6">a stack pega todas as tarefas bloqueantes, elas entrão e são executadas, quando a stack ficar vazia, as microtarefas são pegas e executadas e quando fica vazia de novo pega as macrotarefas</text:p>
      <text:p text:style-name="P1"/>
      <text:h text:style-name="P8" text:outline-level="1"><text:span text:style-name="T6">O ciclo de eventos</text:span></text:h>
      <text:p text:style-name="P1"><text:span text:style-name="T2">O JavaScript possui um modelo de tempo de execução baseado em um </text:span><text:span text:style-name="Strong_20_Emphasis"><text:span text:style-name="T3">loop de eventos</text:span></text:span><text:span text:style-name="T5"> </text:span><text:span text:style-name="T2">, que é responsável por executar o código, coletar e processar eventos e executar subtarefas enfileiradas.</text:span></text:p>
      <text:p text:style-name="P2"/>
      <text:p text:style-name="P1"/>
      <text:h text:style-name="P9" text:outline-level="2"><text:bookmark text:name="runtime_concepts"/><text:soft-page-break/><text:a xlink:type="simple" xlink:href="https://developer.mozilla.org/en-US/docs/Web/JavaScript/Event_loop#runtime_concepts" text:style-name="Internet_20_link" text:visited-style-name="Visited_20_Internet_20_Link"><text:span text:style-name="T4">Conceitos de tempo de execução</text:span></text:a></text:h>
      <text:p text:style-name="P1"><text:span text:style-name="T2">As seções a seguir explicam um modelo teórico. Mecanismos JavaScript modernos implementam e otimizam fortemente a semântica descrit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7:24:47.982593350</meta:creation-date>
    <dc:date>2023-04-20T19:05:13.409695284</dc:date>
    <meta:editing-duration>PT2H42M44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2" meta:paragraph-count="17" meta:word-count="186" meta:character-count="1212" meta:non-whitespace-character-count="1036"/>
  </office:meta>
</office:document-meta>
</file>